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2.2306in" style:rel-column-width="21844*"/>
    </style:style>
    <style:style style:name="Table2.C" style:family="table-column">
      <style:table-column-properties style:column-width="2.2313in" style:rel-column-width="2184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-left="none" fo:border-right="none" fo:border-top="0.0007in solid #000000" fo:border-bottom="0.0007in solid #000000"/>
    </style:style>
    <style:style style:name="Table2.C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none" fo:border-right="none" fo:border-top="none" fo:border-bottom="0.0007in solid #000000"/>
    </style:style>
    <style:style style:name="Table2.C2" style:family="table-cell">
      <style:table-cell-properties fo:padding="0.0382in" fo:border-left="none" fo:border-right="0.0007in solid #000000" fo:border-top="none" fo:border-bottom="0.0007in solid #000000"/>
    </style:style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none" fo:border-right="none" fo:border-top="0.0007in solid #000000" fo:border-bottom="0.0007in solid #000000"/>
    </style:style>
    <style:style style:name="Table1.D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1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padding="0.0382in" fo:border-left="none" fo:border-right="none" fo:border-top="none" fo:border-bottom="0.0007in solid #000000"/>
    </style:style>
    <style:style style:name="Table1.D2" style:family="table-cell">
      <style:table-cell-properties fo:padding="0.0382in" fo:border-left="none" fo:border-right="0.0007in solid #000000" fo:border-top="none" fo:border-bottom="0.0007in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291in" fo:border-left="none" fo:border-right="none" fo:border-top="none" fo:border-bottom="0.0138in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1665in" fo:margin-bottom="0.0417in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 style:list-style-name="L2"/>
    <style:style style:name="P11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  <style:text-properties style:font-name="Tahoma" fo:font-size="14pt" style:font-size-asian="14pt" style:font-name-complex="Tahoma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49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99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49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99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49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99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49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99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9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99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KTOON TEAM</text:p>
      <text:p text:style-name="P2"/>
      <text:p text:style-name="P3">ADMINISTRADOR</text:p>
      <text:p text:style-name="Standard"/>
      <text:p text:style-name="Standard"/>
      <text:p text:style-name="P4">USER STORY: Gestionar proyectos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Jorge Cuadrado</text:p>
          </table:table-cell>
          <table:table-cell table:style-name="Table2.C2" office:value-type="string">
            <text:p text:style-name="Table_20_Contents">18/12/2006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Actores involucrados</text:p>
        </text:list-item>
      </text:list>
      <text:p text:style-name="Standard"><text:tab/>- Administrador</text:p>
      <text:p text:style-name="Standard"/>
      <text:list text:style-name="L1" text:continue-numbering="true">
        <text:list-item>
          <text:p text:style-name="P9">Módulos asociados</text:p>
        </text:list-item>
      </text:list>
      <text:p text:style-name="Standard"><text:tab/>- Projects</text:p>
      <text:p text:style-name="Standard"/>
      <text:list text:style-name="L1" text:continue-numbering="true">
        <text:list-item>
          <text:p text:style-name="P9">Descripción</text:p>
        </text:list-item>
      </text:list>
      <text:p text:style-name="Standard"><text:tab/>Permitir añadir, modificar y eliminar proyectos de un servidor:</text:p>
      <text:list text:style-name="L2">
        <text:list-item>
          <text:p text:style-name="P10">Añadir requiere asignar un nombre y un autor al proyecto, ademas de registrar el equipo de trabajo y el rol que cada uno de los integrantes tendrá dentro de él.</text:p>
        </text:list-item>
        <text:list-item>
          <text:p text:style-name="P10">Eliminar solo se realizará si no esta siendo utilizado por ningún usuario.</text:p>
        </text:list-item>
        <text:list-item>
          <text:p text:style-name="P10">Modificar no permitirá cambiar nombre del proyecto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1"/>
      <text:p text:style-name="P11"/>
      <text:p text:style-name="P11"/>
      <text:p text:style-name="P12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3">Jorge Cuadrado</text:p>
          </table:table-cell>
          <table:table-cell table:style-name="Table1.B2" office:value-type="string">
            <text:p text:style-name="P13">18/12/2006</text:p>
          </table:table-cell>
          <table:table-cell table:style-name="Table1.B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2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Jorge Cuadrado</meta:initial-creator>
    <meta:creation-date>2007-02-07T12:02:24</meta:creation-date>
    <dc:creator>Jorge Cuadrado</dc:creator>
    <dc:date>2007-02-07T13:44:56</dc:date>
    <dc:language>es-CO</dc:language>
    <meta:editing-cycles>17</meta:editing-cycles>
    <meta:editing-duration>PT1H0M27S</meta:editing-duration>
    <meta:template xlink:type="simple" xlink:actuate="onRequest" xlink:role="template" xlink:href="../../../../../../../.openoffice.org2/user/template/ktoon_user_story.ott" xlink:title="ktoon_user_story" meta:date="2007-02-07T12:02:23"/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6" meta:word-count="102" meta:character-count="669"/>
  </office:meta>
</office:document-meta>
</file>